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9cm" style:rel-column-width="12966*"/>
    </style:style>
    <style:style style:name="Table1.B" style:family="table-column">
      <style:table-column-properties style:column-width="5.443cm" style:rel-column-width="13093*"/>
    </style:style>
    <style:style style:name="Table1.C" style:family="table-column">
      <style:table-column-properties style:column-width="2.662cm" style:rel-column-width="6402*"/>
    </style:style>
    <style:style style:name="Table1.D" style:family="table-column">
      <style:table-column-properties style:column-width="2.782cm" style:rel-column-width="6690*"/>
    </style:style>
    <style:style style:name="Table1.E" style:family="table-column">
      <style:table-column-properties style:column-width="5.339cm" style:rel-column-width="12843*"/>
    </style:style>
    <style:style style:name="Table1.F" style:family="table-column">
      <style:table-column-properties style:column-width="5.629cm" style:rel-column-width="1354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4.969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>List the top 1-3 problems your initiative addresses</text:p>
            <text:p text:style-name="P5"/>
            <text:p text:style-name="P5">If relevant, note alternative solutions (how are these problems solved today?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8">There is no central home to innovation, it's all of our responsibility. We needed this for ourselves, so we made it.</text:p>
            <text:p text:style-name="P8"/>
            <text:p text:style-name="P8">If others find it useful then great, let's work together to improve it.</text:p>
            <text:p text:style-name="P8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6">With whom should we collaborate?</text:p>
            <text:p text:style-name="P6"/>
            <text:p text:style-name="P6">If there are a diversity of views within a stakeholder group, what personas can we simulate to foster empathy and understanding for their perspectives?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5"/>
            <text:p text:style-name="P5">How should we engage?</text:p>
            <text:p text:style-name="P5"/>
            <text:p text:style-name="P5">Describe the inbound and outbound communication channels that are relevant to </text:p>
            <text:p text:style-name="P5">this initiative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5">How can financing for this initiative be sustained into the future?</text:p>
            <text:p text:style-name="P5"/>
            <text:p text:style-name="P5">Describe any impacts on the current budget, forward estimates, APS workload or technical debt (operational complexity).</text:p>
          </table:table-cell>
          <table:covered-table-cell/>
          <table:covered-table-cell/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19:24:18</dc:date>
    <dc:creator>Chris Gough</dc:creator>
    <meta:editing-duration>P2DT12H56M27S</meta:editing-duration>
    <meta:editing-cycles>11</meta:editing-cycles>
    <meta:generator>OpenOffice/4.1.2$Unix OpenOffice.org_project/412m3$Build-9782</meta:generator>
    <meta:document-statistic meta:table-count="1" meta:image-count="1" meta:object-count="0" meta:page-count="1" meta:paragraph-count="29" meta:word-count="226" meta:character-count="1486"/>
  </office:meta>
</office:document-meta>
</file>